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587" officeooo:paragraph-rsid="0017d587"/>
    </style:style>
    <style:style style:name="P2" style:family="paragraph" style:parent-style-name="Preformatted_20_Text">
      <style:text-properties officeooo:rsid="0018967f" officeooo:paragraph-rsid="0018967f"/>
    </style:style>
    <style:style style:name="P3" style:family="paragraph" style:parent-style-name="Preformatted_20_Text">
      <style:text-properties officeooo:rsid="001b84c7" officeooo:paragraph-rsid="001b84c7"/>
    </style:style>
    <style:style style:name="P4" style:family="paragraph" style:parent-style-name="Preformatted_20_Text" style:list-style-name="L1">
      <style:text-properties officeooo:paragraph-rsid="0017d587"/>
    </style:style>
    <style:style style:name="P5" style:family="paragraph" style:parent-style-name="Preformatted_20_Text" style:list-style-name="L1">
      <style:text-properties officeooo:rsid="0017d587" officeooo:paragraph-rsid="0017d587"/>
    </style:style>
    <style:style style:name="P6" style:family="paragraph" style:parent-style-name="Preformatted_20_Text" style:list-style-name="L1">
      <style:text-properties officeooo:rsid="0018967f" officeooo:paragraph-rsid="0018967f"/>
    </style:style>
    <style:style style:name="P7" style:family="paragraph" style:parent-style-name="Preformatted_20_Text" style:list-style-name="L2">
      <style:text-properties officeooo:rsid="0018967f" officeooo:paragraph-rsid="001a865b"/>
    </style:style>
    <style:style style:name="P8" style:family="paragraph" style:parent-style-name="Preformatted_20_Text" style:list-style-name="L2">
      <style:text-properties officeooo:paragraph-rsid="001a865b"/>
    </style:style>
    <style:style style:name="P9" style:family="paragraph" style:parent-style-name="Preformatted_20_Text" style:list-style-name="L2">
      <style:text-properties officeooo:paragraph-rsid="001b84c7"/>
    </style:style>
    <style:style style:name="P10" style:family="paragraph" style:parent-style-name="Preformatted_20_Text" style:list-style-name="L2">
      <style:text-properties officeooo:rsid="001a865b" officeooo:paragraph-rsid="001a865b"/>
    </style:style>
    <style:style style:name="P11" style:family="paragraph" style:parent-style-name="Preformatted_20_Text" style:list-style-name="L2">
      <style:text-properties officeooo:rsid="001a865b" officeooo:paragraph-rsid="001b84c7"/>
    </style:style>
    <style:style style:name="P12" style:family="paragraph" style:parent-style-name="Preformatted_20_Text" style:list-style-name="L2">
      <style:text-properties officeooo:rsid="001b84c7" officeooo:paragraph-rsid="001b84c7"/>
    </style:style>
    <style:style style:name="P13" style:family="paragraph" style:parent-style-name="Preformatted_20_Text" style:list-style-name="L2">
      <style:text-properties officeooo:rsid="001c7c8e" officeooo:paragraph-rsid="001c7c8e"/>
    </style:style>
    <style:style style:name="P14" style:family="paragraph" style:parent-style-name="Preformatted_20_Text" style:list-style-name="L2">
      <style:text-properties officeooo:rsid="001fa960" officeooo:paragraph-rsid="001fa960"/>
    </style:style>
    <style:style style:name="T1" style:family="text">
      <style:text-properties officeooo:rsid="001a865b"/>
    </style:style>
    <style:style style:name="T2" style:family="text">
      <style:text-properties officeooo:rsid="001b84c7"/>
    </style:style>
    <style:style style:name="T3" style:family="text">
      <style:text-properties officeooo:rsid="001e78ff"/>
    </style:style>
    <style:style style:name="T4" style:family="text">
      <style:text-properties officeooo:rsid="001fa9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4">Staubroboter</text:span></text:p>
      <text:p text:style-name="P1">Ziel:</text:p>
      <text:list xml:id="list3758569317" text:style-name="L1">
        <text:list-item>
          <text:list>
            <text:list-item>
              <text:p text:style-name="P6"><text:span text:style-name="T4">Mit einem Roboter Staubsauge. Manuell sowie Autonom</text:span></text:p>
            </text:list-item>
            <text:list-item>
              <text:p text:style-name="P6"/>
            </text:list-item>
          </text:list>
        </text:list-item>
      </text:list>
      <text:p text:style-name="P2"/>
      <text:p text:style-name="P2">Durchführung:</text:p>
      <text:list xml:id="list3256551628" text:style-name="L2">
        <text:list-item>
          <text:p text:style-name="P14">Roboterketten mit Motortreiber ansteuern</text:p>
        </text:list-item>
        <text:list-item>
          <text:p text:style-name="P14">Fernsteuerung installieren</text:p>
        </text:list-item>
        <text:list-item>
          <text:p text:style-name="P14">Staubsauger an, ausschalten</text:p>
        </text:list-item>
        <text:list-item>
          <text:p text:style-name="P14">Manuelle Steuerung installieren</text:p>
        </text:list-item>
        <text:list-item>
          <text:p text:style-name="P1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15:52:31.976852091</dc:date>
    <meta:editing-duration>PT15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0" meta:character-count="220" meta:non-whitespace-character-count="205"/>
  </office:meta>
</office:document-meta>
</file>